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3fe" officeooo:paragraph-rsid="000d23fe"/>
    </style:style>
    <style:style style:name="P2" style:family="paragraph" style:parent-style-name="Standard">
      <style:text-properties officeooo:rsid="000d4687" officeooo:paragraph-rsid="000d4687"/>
    </style:style>
    <style:style style:name="P3" style:family="paragraph" style:parent-style-name="Standard">
      <style:text-properties officeooo:rsid="000d4687" officeooo:paragraph-rsid="00105d10"/>
    </style:style>
    <style:style style:name="P4" style:family="paragraph" style:parent-style-name="Standard">
      <style:text-properties officeooo:rsid="00105d10" officeooo:paragraph-rsid="00105d10"/>
    </style:style>
    <style:style style:name="T1" style:family="text">
      <style:text-properties officeooo:rsid="000ec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на семинар:</text:p>
      <text:p text:style-name="P1"><text:tab/>Тема: Учения о праве и государстве (происхождение государства и права)</text:p>
      <text:p text:style-name="P1"><text:tab/>Задача: Подготовить 6 докладов, при этом 3 из всеобщей истории, 3 из истории России</text:p>
      <text:p text:style-name="P1"><text:tab/>Литература: История политика правовых учений + в России. Автор Б.Н. Чечерин «История политических учений», Вальденберг «пределы власти в древней руси». Ильин И.А. сборник «Наши задачи»</text:p>
      <text:p text:style-name="P1"/>
      <text:p text:style-name="P2">1. Государство — бессрочный союз людей с одной основной целью для всех, чувствующий свою единость.</text:p>
      <text:p text:style-name="P2">2. Государство создается с целью объединения людей с единой целью ради ее достижения.</text:p>
      <text:p text:style-name="P2">3. Государство властвует над подчиненным ей народом, но оно не является компанией, предоставляющей услуги, но это корпорация, которая и сама подчиняется установленным нормам.</text:p>
      <text:p text:style-name="P2">4. Государство устанавливает права и нормы, но оно не выше их. <text:span text:style-name="T1">Государство не подчиняет себе право.</text:span></text:p>
      <text:p text:style-name="P2">5. Государство — как корпорация. Значит оно не отделено от своих жителей. Оно делает все ради них и только ради них. Без людей распадется и само государство.</text:p>
      <text:p text:style-name="P3">6.</text:p>
      <text:p text:style-name="P3"><text:span text:style-name="T1">Народ.</text:span></text:p>
      <text:p text:style-name="P4">Все связаны одинаковыми отношениями. У всех равные права</text:p>
      <text:p text:style-name="P3"/>
      <text:p text:style-name="P3"/>
      <text:p text:style-name="P3"><text:span text:style-name="T1">Территория. </text:span></text:p>
      <text:p text:style-name="P4">У государства есть четко обозначенная территория, попадая на которую любой должен исполнять нормы и законы этого государства.</text:p>
      <text:p text:style-name="P3"/>
      <text:p text:style-name="P3"/>
      <text:p text:style-name="P3"><text:span text:style-name="T1">Власть.</text:span></text:p>
      <text:p text:style-name="P4">Власти принадлежит право властвовать в пределах своего государств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4:11:00.783748690</meta:creation-date>
    <dc:date>2016-09-14T15:35:09.854770563</dc:date>
    <meta:editing-duration>PT23M28S</meta:editing-duration>
    <meta:editing-cycles>1</meta:editing-cycles>
    <meta:document-statistic meta:table-count="0" meta:image-count="0" meta:object-count="0" meta:page-count="1" meta:paragraph-count="16" meta:word-count="181" meta:character-count="1246" meta:non-whitespace-character-count="1075"/>
    <meta:generator>LibreOffice/5.1.4.2$Linux_X86_64 LibreOffice_project/10m0$Build-2</meta:generator>
  </office:meta>
</office:document-meta>
</file>